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124.44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ce1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3" table:number-columns-repeated="4" table:default-cell-style-name="Default"/>
        <table:table-row table:style-name="ro1">
          <table:table-cell/>
          <table:table-cell table:style-name="Default" table:number-columns-repeated="14"/>
          <table:table-cell table:number-columns-repeated="4"/>
        </table:table-row>
        <table:table-row table:style-name="ro1">
          <table:table-cell office:value-type="string" calcext:value-type="string">
            <text:p>CPU:</text:p>
          </table:table-cell>
          <table:table-cell table:style-name="Default" office:value-type="string" calcext:value-type="string" table:number-columns-spanned="3" table:number-rows-spanned="1">
            <text:p>Intel i5-2500K (4) @ 3.700GHz </text:p>
          </table:table-cell>
          <table:covered-table-cell table:number-columns-repeated="2" table:style-name="Default"/>
          <table:table-cell table:style-name="Default" table:number-columns-repeated="11"/>
          <table:table-cell table:number-columns-repeated="4"/>
        </table:table-row>
        <table:table-row table:style-name="ro1">
          <table:table-cell office:value-type="string" calcext:value-type="string">
            <text:p>RAM:</text:p>
          </table:table-cell>
          <table:table-cell table:style-name="Default" office:value-type="string" calcext:value-type="string" table:number-columns-spanned="3" table:number-rows-spanned="1">
            <text:p>24070Mib DDR3 1333MHz</text:p>
          </table:table-cell>
          <table:covered-table-cell table:number-columns-repeated="2" table:style-name="Default"/>
          <table:table-cell table:style-name="Default" table:number-columns-repeated="11"/>
          <table:table-cell table:number-columns-repeated="4"/>
        </table:table-row>
        <table:table-row table:style-name="ro1">
          <table:table-cell/>
          <table:table-cell table:style-name="Default" table:number-columns-repeated="14"/>
          <table:table-cell table:number-columns-repeated="4"/>
        </table:table-row>
        <table:table-row table:style-name="ro1">
          <table:table-cell office:value-type="string" calcext:value-type="string">
            <text:p>Map / Time (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3" office:value-type="string" calcext:value-type="string">
            <text:p>Media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ficien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-9x9</text:p>
          </table:table-cell>
          <table:table-cell table:number-columns-repeated="3" office:value-type="float" office:value="0.04" calcext:value-type="float">
            <text:p>0.040</text:p>
          </table:table-cell>
          <table:table-cell table:number-columns-repeated="2" office:value-type="float" office:value="0.03" calcext:value-type="float">
            <text:p>0.030</text:p>
          </table:table-cell>
          <table:table-cell table:number-columns-repeated="5" office:value-type="float" office:value="0.04" calcext:value-type="float">
            <text:p>0.040</text:p>
          </table:table-cell>
          <table:table-cell table:formula="of:=MEDIAN([.B6:.K6])" office:value-type="float" office:value="0.04" calcext:value-type="float">
            <text:p>0.04</text:p>
          </table:table-cell>
          <table:table-cell table:formula="of:=AVERAGE([.B6:.K6])" office:value-type="float" office:value="0.038" calcext:value-type="float">
            <text:p>0.04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-9x9nosol</text:p>
          </table:table-cell>
          <table:table-cell office:value-type="float" office:value="5.19" calcext:value-type="float">
            <text:p>5.190</text:p>
          </table:table-cell>
          <table:table-cell office:value-type="float" office:value="5.34" calcext:value-type="float">
            <text:p>5.340</text:p>
          </table:table-cell>
          <table:table-cell office:value-type="float" office:value="5.15" calcext:value-type="float">
            <text:p>5.150</text:p>
          </table:table-cell>
          <table:table-cell office:value-type="float" office:value="5.16" calcext:value-type="float">
            <text:p>5.160</text:p>
          </table:table-cell>
          <table:table-cell office:value-type="float" office:value="5.21" calcext:value-type="float">
            <text:p>5.210</text:p>
          </table:table-cell>
          <table:table-cell office:value-type="float" office:value="5.72" calcext:value-type="float">
            <text:p>5.720</text:p>
          </table:table-cell>
          <table:table-cell office:value-type="float" office:value="5.17" calcext:value-type="float">
            <text:p>5.170</text:p>
          </table:table-cell>
          <table:table-cell office:value-type="float" office:value="5.21" calcext:value-type="float">
            <text:p>5.210</text:p>
          </table:table-cell>
          <table:table-cell office:value-type="float" office:value="5.18" calcext:value-type="float">
            <text:p>5.180</text:p>
          </table:table-cell>
          <table:table-cell office:value-type="float" office:value="5.21" calcext:value-type="float">
            <text:p>5.210</text:p>
          </table:table-cell>
          <table:table-cell table:formula="of:=MEDIAN([.B7:.K7])" office:value-type="float" office:value="5.2" calcext:value-type="float">
            <text:p>5.20</text:p>
          </table:table-cell>
          <table:table-cell table:formula="of:=AVERAGE([.B7:.K7])" office:value-type="float" office:value="5.254" calcext:value-type="float">
            <text:p>5.25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-16x16</text:p>
          </table:table-cell>
          <table:table-cell office:value-type="float" office:value="3.98" calcext:value-type="float">
            <text:p>3.980</text:p>
          </table:table-cell>
          <table:table-cell table:number-columns-repeated="2" office:value-type="float" office:value="4.04" calcext:value-type="float">
            <text:p>4.040</text:p>
          </table:table-cell>
          <table:table-cell office:value-type="float" office:value="4.23" calcext:value-type="float">
            <text:p>4.230</text:p>
          </table:table-cell>
          <table:table-cell table:number-columns-repeated="2" office:value-type="float" office:value="4.03" calcext:value-type="float">
            <text:p>4.030</text:p>
          </table:table-cell>
          <table:table-cell office:value-type="float" office:value="3.97" calcext:value-type="float">
            <text:p>3.970</text:p>
          </table:table-cell>
          <table:table-cell office:value-type="float" office:value="4.01" calcext:value-type="float">
            <text:p>4.010</text:p>
          </table:table-cell>
          <table:table-cell office:value-type="float" office:value="4.02" calcext:value-type="float">
            <text:p>4.020</text:p>
          </table:table-cell>
          <table:table-cell office:value-type="float" office:value="4.01" calcext:value-type="float">
            <text:p>4.010</text:p>
          </table:table-cell>
          <table:table-cell table:formula="of:=MEDIAN([.B8:.K8])" office:value-type="float" office:value="4.025" calcext:value-type="float">
            <text:p>4.03</text:p>
          </table:table-cell>
          <table:table-cell table:formula="of:=AVERAGE([.B8:.K8])" office:value-type="float" office:value="4.036" calcext:value-type="float">
            <text:p>4.04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-25x25</text:p>
          </table:table-cell>
          <table:table-cell office:value-type="float" office:value="2.39" calcext:value-type="float">
            <text:p>2.390</text:p>
          </table:table-cell>
          <table:table-cell table:number-columns-repeated="2" office:value-type="float" office:value="2.08" calcext:value-type="float">
            <text:p>2.080</text:p>
          </table:table-cell>
          <table:table-cell office:value-type="float" office:value="2.09" calcext:value-type="float">
            <text:p>2.090</text:p>
          </table:table-cell>
          <table:table-cell office:value-type="float" office:value="2.19" calcext:value-type="float">
            <text:p>2.190</text:p>
          </table:table-cell>
          <table:table-cell table:number-columns-repeated="2" office:value-type="float" office:value="2.08" calcext:value-type="float">
            <text:p>2.080</text:p>
          </table:table-cell>
          <table:table-cell office:value-type="float" office:value="2.1" calcext:value-type="float">
            <text:p>2.100</text:p>
          </table:table-cell>
          <table:table-cell table:number-columns-repeated="2" office:value-type="float" office:value="2.09" calcext:value-type="float">
            <text:p>2.090</text:p>
          </table:table-cell>
          <table:table-cell table:formula="of:=MEDIAN([.B9:.K9])" office:value-type="float" office:value="2.09" calcext:value-type="float">
            <text:p>2.09</text:p>
          </table:table-cell>
          <table:table-cell table:formula="of:=AVERAGE([.B9:.K9])" office:value-type="float" office:value="2.127" calcext:value-type="float">
            <text:p>2.13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-worst-case-9x9</text:p>
          </table:table-cell>
          <table:table-cell office:value-type="float" office:value="7.8" calcext:value-type="float">
            <text:p>7.800</text:p>
          </table:table-cell>
          <table:table-cell office:value-type="float" office:value="7.98" calcext:value-type="float">
            <text:p>7.980</text:p>
          </table:table-cell>
          <table:table-cell office:value-type="float" office:value="7.92" calcext:value-type="float">
            <text:p>7.920</text:p>
          </table:table-cell>
          <table:table-cell office:value-type="float" office:value="7.8" calcext:value-type="float">
            <text:p>7.800</text:p>
          </table:table-cell>
          <table:table-cell office:value-type="float" office:value="7.79" calcext:value-type="float">
            <text:p>7.790</text:p>
          </table:table-cell>
          <table:table-cell office:value-type="float" office:value="8.12" calcext:value-type="float">
            <text:p>8.120</text:p>
          </table:table-cell>
          <table:table-cell table:number-columns-repeated="2" office:value-type="float" office:value="7.83" calcext:value-type="float">
            <text:p>7.830</text:p>
          </table:table-cell>
          <table:table-cell office:value-type="float" office:value="7.78" calcext:value-type="float">
            <text:p>7.780</text:p>
          </table:table-cell>
          <table:table-cell office:value-type="float" office:value="8.08" calcext:value-type="float">
            <text:p>8.080</text:p>
          </table:table-cell>
          <table:table-cell table:formula="of:=MEDIAN([.B10:.K10])" office:value-type="float" office:value="7.83" calcext:value-type="float">
            <text:p>7.83</text:p>
          </table:table-cell>
          <table:table-cell table:formula="of:=AVERAGE([.B10:.K10])" office:value-type="float" office:value="7.893" calcext:value-type="float">
            <text:p>7.89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9x9</text:p>
          </table:table-cell>
          <table:table-cell office:value-type="float" office:value="1.3" calcext:value-type="float">
            <text:p>1.300</text:p>
          </table:table-cell>
          <table:table-cell office:value-type="float" office:value="2.557" calcext:value-type="float">
            <text:p>2.557</text:p>
          </table:table-cell>
          <table:table-cell office:value-type="float" office:value="0.871" calcext:value-type="float">
            <text:p>0.871</text:p>
          </table:table-cell>
          <table:table-cell office:value-type="float" office:value="2.019" calcext:value-type="float">
            <text:p>2.019</text:p>
          </table:table-cell>
          <table:table-cell office:value-type="float" office:value="0.945" calcext:value-type="float">
            <text:p>0.945</text:p>
          </table:table-cell>
          <table:table-cell office:value-type="float" office:value="2.443" calcext:value-type="float">
            <text:p>2.443</text:p>
          </table:table-cell>
          <table:table-cell office:value-type="float" office:value="0.945" calcext:value-type="float">
            <text:p>0.945</text:p>
          </table:table-cell>
          <table:table-cell office:value-type="float" office:value="0.832" calcext:value-type="float">
            <text:p>0.832</text:p>
          </table:table-cell>
          <table:table-cell office:value-type="float" office:value="0.945" calcext:value-type="float">
            <text:p>0.945</text:p>
          </table:table-cell>
          <table:table-cell office:value-type="float" office:value="0.732" calcext:value-type="float">
            <text:p>0.732</text:p>
          </table:table-cell>
          <table:table-cell table:formula="of:=MEDIAN([.B11:.K11])" office:value-type="float" office:value="0.945" calcext:value-type="float">
            <text:p>0.95</text:p>
          </table:table-cell>
          <table:table-cell table:formula="of:=AVERAGE([.B11:.K11])" office:value-type="float" office:value="1.3589" calcext:value-type="float">
            <text:p>1.36</text:p>
          </table:table-cell>
          <table:table-cell table:formula="of:=[.M6]/[.M11]" office:value-type="float" office:value="0.0279637942453455" calcext:value-type="float">
            <text:p>0.03</text:p>
          </table:table-cell>
          <table:table-cell table:formula="of:=[.N11]/16" office:value-type="float" office:value="0.00174773714033409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9x9nosol</text:p>
          </table:table-cell>
          <table:table-cell table:style-name="Default" office:value-type="float" office:value="2.09" calcext:value-type="float">
            <text:p>2.0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42" calcext:value-type="float">
            <text:p>2.42</text:p>
          </table:table-cell>
          <table:table-cell table:style-name="Default" office:value-type="float" office:value="2.34" calcext:value-type="float">
            <text:p>2.34</text:p>
          </table:table-cell>
          <table:table-cell table:style-name="Default" office:value-type="float" office:value="2.23" calcext:value-type="float">
            <text:p>2.23</text:p>
          </table:table-cell>
          <table:table-cell table:style-name="Default" office:value-type="float" office:value="2.51" calcext:value-type="float">
            <text:p>2.51</text:p>
          </table:table-cell>
          <table:table-cell table:style-name="Default" office:value-type="float" office:value="2.12" calcext:value-type="float">
            <text:p>2.12</text:p>
          </table:table-cell>
          <table:table-cell table:style-name="Default" office:value-type="float" office:value="2.26" calcext:value-type="float">
            <text:p>2.26</text:p>
          </table:table-cell>
          <table:table-cell table:style-name="Default" office:value-type="float" office:value="2.15" calcext:value-type="float">
            <text:p>2.15</text:p>
          </table:table-cell>
          <table:table-cell table:style-name="Default" office:value-type="float" office:value="2.47" calcext:value-type="float">
            <text:p>2.47</text:p>
          </table:table-cell>
          <table:table-cell table:formula="of:=MEDIAN([.B12:.K12])" office:value-type="float" office:value="2.245" calcext:value-type="float">
            <text:p>2.25</text:p>
          </table:table-cell>
          <table:table-cell table:formula="of:=AVERAGE([.B12:.K12])" office:value-type="float" office:value="2.259" calcext:value-type="float">
            <text:p>2.26</text:p>
          </table:table-cell>
          <table:table-cell table:formula="of:=[.M7]/[.M12]" office:value-type="float" office:value="2.32580787959274" calcext:value-type="float">
            <text:p>2.33</text:p>
          </table:table-cell>
          <table:table-cell table:formula="of:=[.N12]/16" office:value-type="float" office:value="0.145362992474546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16x16</text:p>
          </table:table-cell>
          <table:table-cell office:value-type="float" office:value="1.517" calcext:value-type="float">
            <text:p>1.517</text:p>
          </table:table-cell>
          <table:table-cell office:value-type="float" office:value="1.913" calcext:value-type="float">
            <text:p>1.913</text:p>
          </table:table-cell>
          <table:table-cell office:value-type="float" office:value="1.096" calcext:value-type="float">
            <text:p>1.096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3" calcext:value-type="float">
            <text:p>0.383</text:p>
          </table:table-cell>
          <table:table-cell office:value-type="float" office:value="5.024" calcext:value-type="float">
            <text:p>5.024</text:p>
          </table:table-cell>
          <table:table-cell office:value-type="float" office:value="4.91" calcext:value-type="float">
            <text:p>4.910</text:p>
          </table:table-cell>
          <table:table-cell office:value-type="float" office:value="4.972" calcext:value-type="float">
            <text:p>4.972</text:p>
          </table:table-cell>
          <table:table-cell office:value-type="float" office:value="4.929" calcext:value-type="float">
            <text:p>4.929</text:p>
          </table:table-cell>
          <table:table-cell office:value-type="float" office:value="3.682" calcext:value-type="float">
            <text:p>3.682</text:p>
          </table:table-cell>
          <table:table-cell table:formula="of:=MEDIAN([.B13:.K13])" office:value-type="float" office:value="2.7975" calcext:value-type="float">
            <text:p>2.80</text:p>
          </table:table-cell>
          <table:table-cell table:formula="of:=AVERAGE([.B13:.K13])" office:value-type="float" office:value="2.881" calcext:value-type="float">
            <text:p>2.88</text:p>
          </table:table-cell>
          <table:table-cell table:formula="of:=[.M8]/[.M13]" office:value-type="float" office:value="1.40090246442208" calcext:value-type="float">
            <text:p>1.40</text:p>
          </table:table-cell>
          <table:table-cell table:formula="of:=[.N13]/16" office:value-type="float" office:value="0.0875564040263797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25x25</text:p>
          </table:table-cell>
          <table:table-cell office:value-type="float" office:value="1.44" calcext:value-type="float">
            <text:p>1.440</text:p>
          </table:table-cell>
          <table:table-cell office:value-type="float" office:value="1.43" calcext:value-type="float">
            <text:p>1.430</text:p>
          </table:table-cell>
          <table:table-cell office:value-type="float" office:value="1.46" calcext:value-type="float">
            <text:p>1.460</text:p>
          </table:table-cell>
          <table:table-cell office:value-type="float" office:value="1.36" calcext:value-type="float">
            <text:p>1.360</text:p>
          </table:table-cell>
          <table:table-cell office:value-type="float" office:value="1.19" calcext:value-type="float">
            <text:p>1.190</text:p>
          </table:table-cell>
          <table:table-cell office:value-type="float" office:value="1.4" calcext:value-type="float">
            <text:p>1.400</text:p>
          </table:table-cell>
          <table:table-cell office:value-type="float" office:value="0.61" calcext:value-type="float">
            <text:p>0.610</text:p>
          </table:table-cell>
          <table:table-cell office:value-type="float" office:value="1.39" calcext:value-type="float">
            <text:p>1.390</text:p>
          </table:table-cell>
          <table:table-cell office:value-type="float" office:value="1.15" calcext:value-type="float">
            <text:p>1.150</text:p>
          </table:table-cell>
          <table:table-cell office:value-type="float" office:value="1.22" calcext:value-type="float">
            <text:p>1.220</text:p>
          </table:table-cell>
          <table:table-cell table:formula="of:=MEDIAN([.B14:.K14])" office:value-type="float" office:value="1.375" calcext:value-type="float">
            <text:p>1.38</text:p>
          </table:table-cell>
          <table:table-cell table:formula="of:=AVERAGE([.B14:.K14])" office:value-type="float" office:value="1.265" calcext:value-type="float">
            <text:p>1.27</text:p>
          </table:table-cell>
          <table:table-cell table:formula="of:=[.M9]/[.M14]" office:value-type="float" office:value="1.68142292490119" calcext:value-type="float">
            <text:p>1.68</text:p>
          </table:table-cell>
          <table:table-cell table:formula="of:=[.N14]/16" office:value-type="float" office:value="0.105088932806324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worstcase</text:p>
          </table:table-cell>
          <table:table-cell table:style-name="Default" office:value-type="float" office:value="3.18" calcext:value-type="float">
            <text:p>3.18</text:p>
          </table:table-cell>
          <table:table-cell table:style-name="Default" office:value-type="float" office:value="3.24" calcext:value-type="float">
            <text:p>3.24</text:p>
          </table:table-cell>
          <table:table-cell table:style-name="Default" office:value-type="float" office:value="3.49" calcext:value-type="float">
            <text:p>3.49</text:p>
          </table:table-cell>
          <table:table-cell table:style-name="Default" office:value-type="float" office:value="3.07" calcext:value-type="float">
            <text:p>3.07</text:p>
          </table:table-cell>
          <table:table-cell table:style-name="Default" office:value-type="float" office:value="3.55" calcext:value-type="float">
            <text:p>3.55</text:p>
          </table:table-cell>
          <table:table-cell table:style-name="Default" office:value-type="float" office:value="2.93" calcext:value-type="float">
            <text:p>2.93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.21" calcext:value-type="float">
            <text:p>3.21</text:p>
          </table:table-cell>
          <table:table-cell table:style-name="Default" office:value-type="float" office:value="3.68" calcext:value-type="float">
            <text:p>3.68</text:p>
          </table:table-cell>
          <table:table-cell table:style-name="Default" office:value-type="float" office:value="3.38" calcext:value-type="float">
            <text:p>3.38</text:p>
          </table:table-cell>
          <table:table-cell table:formula="of:=MEDIAN([.B15:.K15])" office:value-type="float" office:value="3.31" calcext:value-type="float">
            <text:p>3.31</text:p>
          </table:table-cell>
          <table:table-cell table:formula="of:=AVERAGE([.B15:.K15])" office:value-type="float" office:value="3.323" calcext:value-type="float">
            <text:p>3.32</text:p>
          </table:table-cell>
          <table:table-cell table:formula="of:=[.M10]/[.M15]" office:value-type="float" office:value="2.37526331628047" calcext:value-type="float">
            <text:p>2.38</text:p>
          </table:table-cell>
          <table:table-cell table:formula="of:=[.N15]/16" office:value-type="float" office:value="0.148453957267529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-9x9</text:p>
          </table:table-cell>
          <table:table-cell office:value-type="float" office:value="0.36" calcext:value-type="float">
            <text:p>0.360</text:p>
          </table:table-cell>
          <table:table-cell office:value-type="float" office:value="0.4" calcext:value-type="float">
            <text:p>0.400</text:p>
          </table:table-cell>
          <table:table-cell office:value-type="float" office:value="0.35" calcext:value-type="float">
            <text:p>0.350</text:p>
          </table:table-cell>
          <table:table-cell office:value-type="float" office:value="0.41" calcext:value-type="float">
            <text:p>0.410</text:p>
          </table:table-cell>
          <table:table-cell office:value-type="float" office:value="0.35" calcext:value-type="float">
            <text:p>0.350</text:p>
          </table:table-cell>
          <table:table-cell office:value-type="float" office:value="0.34" calcext:value-type="float">
            <text:p>0.340</text:p>
          </table:table-cell>
          <table:table-cell office:value-type="float" office:value="0.4" calcext:value-type="float">
            <text:p>0.400</text:p>
          </table:table-cell>
          <table:table-cell office:value-type="float" office:value="0.32" calcext:value-type="float">
            <text:p>0.320</text:p>
          </table:table-cell>
          <table:table-cell office:value-type="float" office:value="0.33" calcext:value-type="float">
            <text:p>0.330</text:p>
          </table:table-cell>
          <table:table-cell office:value-type="float" office:value="0.35" calcext:value-type="float">
            <text:p>0.350</text:p>
          </table:table-cell>
          <table:table-cell table:formula="of:=MEDIAN([.B16:.K16])" office:value-type="float" office:value="0.35" calcext:value-type="float">
            <text:p>0.35</text:p>
          </table:table-cell>
          <table:table-cell table:formula="of:=AVERAGE([.B16:.K16])" office:value-type="float" office:value="0.361" calcext:value-type="float">
            <text:p>0.36</text:p>
          </table:table-cell>
          <table:table-cell table:formula="of:=[.M6]/[.M16]" office:value-type="float" office:value="0.105263157894737" calcext:value-type="float">
            <text:p>0.11</text:p>
          </table:table-cell>
          <table:table-cell table:formula="of:=[.N16]/8" office:value-type="float" office:value="0.0131578947368421" calcext:value-type="float">
            <text:p>0.01</text:p>
          </table:table-cell>
          <table:table-cell table:number-columns-repeated="3"/>
          <table:table-cell office:value-type="string" calcext:value-type="string">
            <text:p>B-16x16-pre</text:p>
          </table:table-cell>
        </table:table-row>
        <table:table-row table:style-name="ro1">
          <table:table-cell office:value-type="string" calcext:value-type="string">
            <text:p>B-9x9nosol</text:p>
          </table:table-cell>
          <table:table-cell office:value-type="float" office:value="1.85" calcext:value-type="float">
            <text:p>1.850</text:p>
          </table:table-cell>
          <table:table-cell office:value-type="float" office:value="1.55" calcext:value-type="float">
            <text:p>1.550</text:p>
          </table:table-cell>
          <table:table-cell office:value-type="float" office:value="1.67" calcext:value-type="float">
            <text:p>1.670</text:p>
          </table:table-cell>
          <table:table-cell office:value-type="float" office:value="1.68" calcext:value-type="float">
            <text:p>1.680</text:p>
          </table:table-cell>
          <table:table-cell office:value-type="float" office:value="1.61" calcext:value-type="float">
            <text:p>1.610</text:p>
          </table:table-cell>
          <table:table-cell office:value-type="float" office:value="1.62" calcext:value-type="float">
            <text:p>1.620</text:p>
          </table:table-cell>
          <table:table-cell office:value-type="float" office:value="1.68" calcext:value-type="float">
            <text:p>1.680</text:p>
          </table:table-cell>
          <table:table-cell office:value-type="float" office:value="1.64" calcext:value-type="float">
            <text:p>1.640</text:p>
          </table:table-cell>
          <table:table-cell office:value-type="float" office:value="1.38" calcext:value-type="float">
            <text:p>1.380</text:p>
          </table:table-cell>
          <table:table-cell office:value-type="float" office:value="1.78" calcext:value-type="float">
            <text:p>1.780</text:p>
          </table:table-cell>
          <table:table-cell table:formula="of:=MEDIAN([.B17:.K17])" office:value-type="float" office:value="1.655" calcext:value-type="float">
            <text:p>1.66</text:p>
          </table:table-cell>
          <table:table-cell table:formula="of:=AVERAGE([.B17:.K17])" office:value-type="float" office:value="1.646" calcext:value-type="float">
            <text:p>1.65</text:p>
          </table:table-cell>
          <table:table-cell table:formula="of:=[.M7]/[.M17]" office:value-type="float" office:value="3.19198055893074" calcext:value-type="float">
            <text:p>3.19</text:p>
          </table:table-cell>
          <table:table-cell table:formula="of:=[.N17]/8" office:value-type="float" office:value="0.398997569866343" calcext:value-type="float">
            <text:p>0.40</text:p>
          </table:table-cell>
          <table:table-cell table:number-columns-repeated="3"/>
          <table:table-cell office:value-type="float" office:value="71.19" calcext:value-type="float">
            <text:p>71.19</text:p>
          </table:table-cell>
        </table:table-row>
        <table:table-row table:style-name="ro1">
          <table:table-cell office:value-type="string" calcext:value-type="string">
            <text:p>B-16x16</text:p>
          </table:table-cell>
          <table:table-cell office:value-type="float" office:value="8.89875" calcext:value-type="float">
            <text:p>8.899</text:p>
          </table:table-cell>
          <table:table-cell office:value-type="float" office:value="6.43" calcext:value-type="float">
            <text:p>6.430</text:p>
          </table:table-cell>
          <table:table-cell office:value-type="float" office:value="6.1675" calcext:value-type="float">
            <text:p>6.168</text:p>
          </table:table-cell>
          <table:table-cell office:value-type="float" office:value="8.06625" calcext:value-type="float">
            <text:p>8.066</text:p>
          </table:table-cell>
          <table:table-cell office:value-type="float" office:value="8.53875" calcext:value-type="float">
            <text:p>8.539</text:p>
          </table:table-cell>
          <table:table-cell office:value-type="float" office:value="6.69125" calcext:value-type="float">
            <text:p>6.691</text:p>
          </table:table-cell>
          <table:table-cell office:value-type="float" office:value="8.95" calcext:value-type="float">
            <text:p>8.950</text:p>
          </table:table-cell>
          <table:table-cell office:value-type="float" office:value="5.67125" calcext:value-type="float">
            <text:p>5.671</text:p>
          </table:table-cell>
          <table:table-cell office:value-type="float" office:value="8.75625" calcext:value-type="float">
            <text:p>8.756</text:p>
          </table:table-cell>
          <table:table-cell office:value-type="float" office:value="8.57625" calcext:value-type="float">
            <text:p>8.576</text:p>
          </table:table-cell>
          <table:table-cell table:formula="of:=MEDIAN([.B18:.K18])" office:value-type="float" office:value="8.3025" calcext:value-type="float">
            <text:p>8.30</text:p>
          </table:table-cell>
          <table:table-cell table:formula="of:=AVERAGE([.B18:.K18])" office:value-type="float" office:value="7.674625" calcext:value-type="float">
            <text:p>7.67</text:p>
          </table:table-cell>
          <table:table-cell table:formula="of:=[.M8]/[.M18]" office:value-type="float" office:value="0.525888887079173" calcext:value-type="float">
            <text:p>0.53</text:p>
          </table:table-cell>
          <table:table-cell table:formula="of:=[.N18]/8" office:value-type="float" office:value="0.0657361108848966" calcext:value-type="float">
            <text:p>0.07</text:p>
          </table:table-cell>
          <table:table-cell table:number-columns-repeated="3"/>
          <table:table-cell office:value-type="float" office:value="51.44" calcext:value-type="float">
            <text:p>51.44</text:p>
          </table:table-cell>
        </table:table-row>
        <table:table-row table:style-name="ro1">
          <table:table-cell office:value-type="string" calcext:value-type="string">
            <text:p>B-25x25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0.91" calcext:value-type="float">
            <text:p>0.91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 office:value-type="float" office:value="1.19" calcext:value-type="float">
            <text:p>1.19</text:p>
          </table:table-cell>
          <table:table-cell table:style-name="Default" office:value-type="float" office:value="0.91" calcext:value-type="float">
            <text:p>0.91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0.38" calcext:value-type="float">
            <text:p>0.38</text:p>
          </table:table-cell>
          <table:table-cell table:formula="of:=MEDIAN([.B19:.K19])" office:value-type="float" office:value="0.895" calcext:value-type="float">
            <text:p>0.90</text:p>
          </table:table-cell>
          <table:table-cell table:formula="of:=AVERAGE([.B19:.K19])" office:value-type="float" office:value="0.813" calcext:value-type="float">
            <text:p>0.81</text:p>
          </table:table-cell>
          <table:table-cell table:formula="of:=[.M9]/[.M19]" office:value-type="float" office:value="2.61623616236162" calcext:value-type="float">
            <text:p>2.62</text:p>
          </table:table-cell>
          <table:table-cell table:formula="of:=[.N19]/8" office:value-type="float" office:value="0.327029520295203" calcext:value-type="float">
            <text:p>0.33</text:p>
          </table:table-cell>
          <table:table-cell table:number-columns-repeated="3"/>
          <table:table-cell office:value-type="float" office:value="49.34" calcext:value-type="float">
            <text:p>49.34</text:p>
          </table:table-cell>
        </table:table-row>
        <table:table-row table:style-name="ro1">
          <table:table-cell office:value-type="string" calcext:value-type="string">
            <text:p>B-worstcase</text:p>
          </table:table-cell>
          <table:table-cell office:value-type="float" office:value="1.95" calcext:value-type="float">
            <text:p>1.950</text:p>
          </table:table-cell>
          <table:table-cell office:value-type="float" office:value="1.03" calcext:value-type="float">
            <text:p>1.030</text:p>
          </table:table-cell>
          <table:table-cell office:value-type="float" office:value="2.13" calcext:value-type="float">
            <text:p>2.130</text:p>
          </table:table-cell>
          <table:table-cell office:value-type="float" office:value="1.92" calcext:value-type="float">
            <text:p>1.920</text:p>
          </table:table-cell>
          <table:table-cell office:value-type="float" office:value="1.94" calcext:value-type="float">
            <text:p>1.940</text:p>
          </table:table-cell>
          <table:table-cell office:value-type="float" office:value="1.83" calcext:value-type="float">
            <text:p>1.830</text:p>
          </table:table-cell>
          <table:table-cell office:value-type="float" office:value="1.8" calcext:value-type="float">
            <text:p>1.800</text:p>
          </table:table-cell>
          <table:table-cell table:number-columns-repeated="2" office:value-type="float" office:value="1.81" calcext:value-type="float">
            <text:p>1.810</text:p>
          </table:table-cell>
          <table:table-cell office:value-type="float" office:value="1.79" calcext:value-type="float">
            <text:p>1.790</text:p>
          </table:table-cell>
          <table:table-cell table:formula="of:=MEDIAN([.B20:.K20])" office:value-type="float" office:value="1.82" calcext:value-type="float">
            <text:p>1.82</text:p>
          </table:table-cell>
          <table:table-cell table:formula="of:=AVERAGE([.B20:.K20])" office:value-type="float" office:value="1.801" calcext:value-type="float">
            <text:p>1.80</text:p>
          </table:table-cell>
          <table:table-cell table:formula="of:=[.M10]/[.M20]" office:value-type="float" office:value="4.38256524153248" calcext:value-type="float">
            <text:p>4.38</text:p>
          </table:table-cell>
          <table:table-cell table:formula="of:=[.N20]/8" office:value-type="float" office:value="0.54782065519156" calcext:value-type="float">
            <text:p>0.55</text:p>
          </table:table-cell>
          <table:table-cell table:number-columns-repeated="3"/>
          <table:table-cell office:value-type="float" office:value="64.53" calcext:value-type="float">
            <text:p>64.53</text:p>
          </table:table-cell>
        </table:table-row>
        <table:table-row table:style-name="ro1">
          <table:table-cell office:value-type="string" calcext:value-type="string">
            <text:p>C-9x9</text:p>
          </table:table-cell>
          <table:table-cell office:value-type="float" office:value="0.11" calcext:value-type="float">
            <text:p>0.110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" calcext:value-type="float">
            <text:p>0.1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" calcext:value-type="float">
            <text:p>0.090</text:p>
          </table:table-cell>
          <table:table-cell office:value-type="float" office:value="0.1" calcext:value-type="float">
            <text:p>0.100</text:p>
          </table:table-cell>
          <table:table-cell table:formula="of:=MEDIAN([.B21:.K21])" office:value-type="float" office:value="0.098" calcext:value-type="float">
            <text:p>0.10</text:p>
          </table:table-cell>
          <table:table-cell table:formula="of:=AVERAGE([.B21:.K21])" office:value-type="float" office:value="0.0994" calcext:value-type="float">
            <text:p>0.10</text:p>
          </table:table-cell>
          <table:table-cell table:formula="of:=[.M6]/[.M21]" office:value-type="float" office:value="0.382293762575453" calcext:value-type="float">
            <text:p>0.38</text:p>
          </table:table-cell>
          <table:table-cell table:formula="of:=[.N21]/4" office:value-type="float" office:value="0.0955734406438632" calcext:value-type="float">
            <text:p>0.10</text:p>
          </table:table-cell>
          <table:table-cell table:number-columns-repeated="3"/>
          <table:table-cell office:value-type="float" office:value="68.31" calcext:value-type="float">
            <text:p>68.31</text:p>
          </table:table-cell>
        </table:table-row>
        <table:table-row table:style-name="ro1">
          <table:table-cell office:value-type="string" calcext:value-type="string">
            <text:p>C-9x9nosol</text:p>
          </table:table-cell>
          <table:table-cell office:value-type="float" office:value="0.72" calcext:value-type="float">
            <text:p>0.720</text:p>
          </table:table-cell>
          <table:table-cell office:value-type="float" office:value="0.67" calcext:value-type="float">
            <text:p>0.670</text:p>
          </table:table-cell>
          <table:table-cell office:value-type="float" office:value="0.69" calcext:value-type="float">
            <text:p>0.690</text:p>
          </table:table-cell>
          <table:table-cell office:value-type="float" office:value="0.72" calcext:value-type="float">
            <text:p>0.720</text:p>
          </table:table-cell>
          <table:table-cell office:value-type="float" office:value="0.8" calcext:value-type="float">
            <text:p>0.800</text:p>
          </table:table-cell>
          <table:table-cell office:value-type="float" office:value="0.76" calcext:value-type="float">
            <text:p>0.760</text:p>
          </table:table-cell>
          <table:table-cell office:value-type="float" office:value="0.75" calcext:value-type="float">
            <text:p>0.750</text:p>
          </table:table-cell>
          <table:table-cell office:value-type="float" office:value="0.71" calcext:value-type="float">
            <text:p>0.710</text:p>
          </table:table-cell>
          <table:table-cell office:value-type="float" office:value="0.69" calcext:value-type="float">
            <text:p>0.690</text:p>
          </table:table-cell>
          <table:table-cell office:value-type="float" office:value="0.71" calcext:value-type="float">
            <text:p>0.710</text:p>
          </table:table-cell>
          <table:table-cell table:formula="of:=MEDIAN([.B22:.K22])" office:value-type="float" office:value="0.715" calcext:value-type="float">
            <text:p>0.72</text:p>
          </table:table-cell>
          <table:table-cell table:formula="of:=AVERAGE([.B22:.K22])" office:value-type="float" office:value="0.722" calcext:value-type="float">
            <text:p>0.72</text:p>
          </table:table-cell>
          <table:table-cell table:formula="of:=[.M7]/[.M22]" office:value-type="float" office:value="7.27700831024931" calcext:value-type="float">
            <text:p>7.28</text:p>
          </table:table-cell>
          <table:table-cell table:formula="of:=[.N22]/4" office:value-type="float" office:value="1.81925207756233" calcext:value-type="float">
            <text:p>1.82</text:p>
          </table:table-cell>
          <table:table-cell table:number-columns-repeated="3"/>
          <table:table-cell office:value-type="float" office:value="53.53" calcext:value-type="float">
            <text:p>53.53</text:p>
          </table:table-cell>
        </table:table-row>
        <table:table-row table:style-name="ro1">
          <table:table-cell office:value-type="string" calcext:value-type="string">
            <text:p>C-16x16</text:p>
          </table:table-cell>
          <table:table-cell office:value-type="float" office:value="8.99" calcext:value-type="float">
            <text:p>8.990</text:p>
          </table:table-cell>
          <table:table-cell office:value-type="float" office:value="10.62" calcext:value-type="float">
            <text:p>10.620</text:p>
          </table:table-cell>
          <table:table-cell office:value-type="float" office:value="10.02" calcext:value-type="float">
            <text:p>10.020</text:p>
          </table:table-cell>
          <table:table-cell office:value-type="float" office:value="10.01" calcext:value-type="float">
            <text:p>10.010</text:p>
          </table:table-cell>
          <table:table-cell office:value-type="float" office:value="9.92" calcext:value-type="float">
            <text:p>9.920</text:p>
          </table:table-cell>
          <table:table-cell office:value-type="float" office:value="9.93" calcext:value-type="float">
            <text:p>9.930</text:p>
          </table:table-cell>
          <table:table-cell office:value-type="float" office:value="9.74" calcext:value-type="float">
            <text:p>9.740</text:p>
          </table:table-cell>
          <table:table-cell office:value-type="float" office:value="10.21" calcext:value-type="float">
            <text:p>10.210</text:p>
          </table:table-cell>
          <table:table-cell office:value-type="float" office:value="10.69" calcext:value-type="float">
            <text:p>10.690</text:p>
          </table:table-cell>
          <table:table-cell office:value-type="float" office:value="11.1" calcext:value-type="float">
            <text:p>11.100</text:p>
          </table:table-cell>
          <table:table-cell table:formula="of:=MEDIAN([.B23:.K23])" office:value-type="float" office:value="10.015" calcext:value-type="float">
            <text:p>10.02</text:p>
          </table:table-cell>
          <table:table-cell table:formula="of:=AVERAGE([.B23:.K23])" office:value-type="float" office:value="10.123" calcext:value-type="float">
            <text:p>10.12</text:p>
          </table:table-cell>
          <table:table-cell table:formula="of:=[.M8]/[.M23]" office:value-type="float" office:value="0.398696038723698" calcext:value-type="float">
            <text:p>0.40</text:p>
          </table:table-cell>
          <table:table-cell table:formula="of:=[.N23]/4" office:value-type="float" office:value="0.0996740096809246" calcext:value-type="float">
            <text:p>0.10</text:p>
          </table:table-cell>
          <table:table-cell table:number-columns-repeated="3"/>
          <table:table-cell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C-25x25</text:p>
          </table:table-cell>
          <table:table-cell office:value-type="float" office:value="0.35" calcext:value-type="float">
            <text:p>0.350</text:p>
          </table:table-cell>
          <table:table-cell office:value-type="float" office:value="0.33" calcext:value-type="float">
            <text:p>0.330</text:p>
          </table:table-cell>
          <table:table-cell office:value-type="float" office:value="0.3" calcext:value-type="float">
            <text:p>0.300</text:p>
          </table:table-cell>
          <table:table-cell table:number-columns-repeated="3" office:value-type="float" office:value="0.31" calcext:value-type="float">
            <text:p>0.310</text:p>
          </table:table-cell>
          <table:table-cell office:value-type="float" office:value="0.29" calcext:value-type="float">
            <text:p>0.290</text:p>
          </table:table-cell>
          <table:table-cell office:value-type="float" office:value="0.34" calcext:value-type="float">
            <text:p>0.340</text:p>
          </table:table-cell>
          <table:table-cell office:value-type="float" office:value="0.45" calcext:value-type="float">
            <text:p>0.450</text:p>
          </table:table-cell>
          <table:table-cell office:value-type="float" office:value="0.3" calcext:value-type="float">
            <text:p>0.300</text:p>
          </table:table-cell>
          <table:table-cell table:formula="of:=MEDIAN([.B24:.K24])" office:value-type="float" office:value="0.31" calcext:value-type="float">
            <text:p>0.31</text:p>
          </table:table-cell>
          <table:table-cell table:formula="of:=AVERAGE([.B24:.K24])" office:value-type="float" office:value="0.329" calcext:value-type="float">
            <text:p>0.33</text:p>
          </table:table-cell>
          <table:table-cell table:formula="of:=[.M9]/[.M24]" office:value-type="float" office:value="6.46504559270517" calcext:value-type="float">
            <text:p>6.47</text:p>
          </table:table-cell>
          <table:table-cell table:formula="of:=[.N24]/4" office:value-type="float" office:value="1.61626139817629" calcext:value-type="float">
            <text:p>1.62</text:p>
          </table:table-cell>
          <table:table-cell table:number-columns-repeated="3"/>
          <table:table-cell office:value-type="float" office:value="45.37" calcext:value-type="float">
            <text:p>45.37</text:p>
          </table:table-cell>
        </table:table-row>
        <table:table-row table:style-name="ro1">
          <table:table-cell office:value-type="string" calcext:value-type="string">
            <text:p>C-worstcase</text:p>
          </table:table-cell>
          <table:table-cell office:value-type="float" office:value="0.51" calcext:value-type="float">
            <text:p>0.510</text:p>
          </table:table-cell>
          <table:table-cell office:value-type="float" office:value="0.44" calcext:value-type="float">
            <text:p>0.440</text:p>
          </table:table-cell>
          <table:table-cell office:value-type="float" office:value="0.46" calcext:value-type="float">
            <text:p>0.460</text:p>
          </table:table-cell>
          <table:table-cell office:value-type="float" office:value="0.47" calcext:value-type="float">
            <text:p>0.470</text:p>
          </table:table-cell>
          <table:table-cell table:number-columns-repeated="2" office:value-type="float" office:value="0.44" calcext:value-type="float">
            <text:p>0.440</text:p>
          </table:table-cell>
          <table:table-cell office:value-type="float" office:value="0.48" calcext:value-type="float">
            <text:p>0.480</text:p>
          </table:table-cell>
          <table:table-cell office:value-type="float" office:value="0.45" calcext:value-type="float">
            <text:p>0.450</text:p>
          </table:table-cell>
          <table:table-cell office:value-type="float" office:value="0.44" calcext:value-type="float">
            <text:p>0.440</text:p>
          </table:table-cell>
          <table:table-cell office:value-type="float" office:value="0.51" calcext:value-type="float">
            <text:p>0.510</text:p>
          </table:table-cell>
          <table:table-cell table:formula="of:=MEDIAN([.B25:.K25])" office:value-type="float" office:value="0.455" calcext:value-type="float">
            <text:p>0.46</text:p>
          </table:table-cell>
          <table:table-cell table:formula="of:=AVERAGE([.B25:.K25])" office:value-type="float" office:value="0.464" calcext:value-type="float">
            <text:p>0.46</text:p>
          </table:table-cell>
          <table:table-cell table:formula="of:=[.M10]/[.M25]" office:value-type="float" office:value="17.010775862069" calcext:value-type="float">
            <text:p>17.01</text:p>
          </table:table-cell>
          <table:table-cell table:formula="of:=[.N25]/4" office:value-type="float" office:value="4.25269396551724" calcext:value-type="float">
            <text:p>4.25</text:p>
          </table:table-cell>
          <table:table-cell table:number-columns-repeated="3"/>
          <table:table-cell office:value-type="float" office:value="70.05" calcext:value-type="float">
            <text:p>70.05</text:p>
          </table:table-cell>
        </table:table-row>
        <table:table-row table:style-name="ro1">
          <table:table-cell office:value-type="string" calcext:value-type="string">
            <text:p>D-9x9</text:p>
          </table:table-cell>
          <table:table-cell office:value-type="float" office:value="0.53" calcext:value-type="float">
            <text:p>0.530</text:p>
          </table:table-cell>
          <table:table-cell table:number-columns-repeated="2" office:value-type="float" office:value="0.5" calcext:value-type="float">
            <text:p>0.500</text:p>
          </table:table-cell>
          <table:table-cell office:value-type="float" office:value="0.49" calcext:value-type="float">
            <text:p>0.490</text:p>
          </table:table-cell>
          <table:table-cell office:value-type="float" office:value="0.48" calcext:value-type="float">
            <text:p>0.480</text:p>
          </table:table-cell>
          <table:table-cell table:number-columns-repeated="3" office:value-type="float" office:value="0.5" calcext:value-type="float">
            <text:p>0.500</text:p>
          </table:table-cell>
          <table:table-cell office:value-type="float" office:value="0.49" calcext:value-type="float">
            <text:p>0.490</text:p>
          </table:table-cell>
          <table:table-cell office:value-type="float" office:value="0.51" calcext:value-type="float">
            <text:p>0.510</text:p>
          </table:table-cell>
          <table:table-cell table:formula="of:=MEDIAN([.B26:.K26])" office:value-type="float" office:value="0.5" calcext:value-type="float">
            <text:p>0.50</text:p>
          </table:table-cell>
          <table:table-cell table:formula="of:=AVERAGE([.B26:.K26])" office:value-type="float" office:value="0.5" calcext:value-type="float">
            <text:p>0.50</text:p>
          </table:table-cell>
          <table:table-cell table:formula="of:=[.M6]/[.M26]" office:value-type="float" office:value="0.076" calcext:value-type="float">
            <text:p>0.08</text:p>
          </table:table-cell>
          <table:table-cell table:formula="of:=[.N26]/2" office:value-type="float" office:value="0.038" calcext:value-type="float">
            <text:p>0.04</text:p>
          </table:table-cell>
          <table:table-cell table:number-columns-repeated="3"/>
          <table:table-cell office:value-type="float" office:value="68.61" calcext:value-type="float">
            <text:p>68.61</text:p>
          </table:table-cell>
        </table:table-row>
        <table:table-row table:style-name="ro1">
          <table:table-cell office:value-type="string" calcext:value-type="string">
            <text:p>D-9x9nosol</text:p>
          </table:table-cell>
          <table:table-cell office:value-type="float" office:value="2.58" calcext:value-type="float">
            <text:p>2.580</text:p>
          </table:table-cell>
          <table:table-cell office:value-type="float" office:value="2.61" calcext:value-type="float">
            <text:p>2.610</text:p>
          </table:table-cell>
          <table:table-cell office:value-type="float" office:value="2.91" calcext:value-type="float">
            <text:p>2.910</text:p>
          </table:table-cell>
          <table:table-cell table:number-columns-repeated="2" office:value-type="float" office:value="2.59" calcext:value-type="float">
            <text:p>2.590</text:p>
          </table:table-cell>
          <table:table-cell office:value-type="float" office:value="2.71" calcext:value-type="float">
            <text:p>2.710</text:p>
          </table:table-cell>
          <table:table-cell office:value-type="float" office:value="2.63" calcext:value-type="float">
            <text:p>2.630</text:p>
          </table:table-cell>
          <table:table-cell office:value-type="float" office:value="2.7" calcext:value-type="float">
            <text:p>2.700</text:p>
          </table:table-cell>
          <table:table-cell office:value-type="float" office:value="2.62" calcext:value-type="float">
            <text:p>2.620</text:p>
          </table:table-cell>
          <table:table-cell office:value-type="float" office:value="2.58" calcext:value-type="float">
            <text:p>2.580</text:p>
          </table:table-cell>
          <table:table-cell table:formula="of:=MEDIAN([.B27:.K27])" office:value-type="float" office:value="2.615" calcext:value-type="float">
            <text:p>2.62</text:p>
          </table:table-cell>
          <table:table-cell table:formula="of:=AVERAGE([.B27:.K27])" office:value-type="float" office:value="2.652" calcext:value-type="float">
            <text:p>2.65</text:p>
          </table:table-cell>
          <table:table-cell table:formula="of:=[.M7]/[.M27]" office:value-type="float" office:value="1.98114630467572" calcext:value-type="float">
            <text:p>1.98</text:p>
          </table:table-cell>
          <table:table-cell table:formula="of:=[.N27]/2" office:value-type="float" office:value="0.990573152337858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-16x16</text:p>
          </table:table-cell>
          <table:table-cell office:value-type="float" office:value="12.89" calcext:value-type="float">
            <text:p>12.890</text:p>
          </table:table-cell>
          <table:table-cell office:value-type="float" office:value="12.76" calcext:value-type="float">
            <text:p>12.760</text:p>
          </table:table-cell>
          <table:table-cell office:value-type="float" office:value="12.7" calcext:value-type="float">
            <text:p>12.700</text:p>
          </table:table-cell>
          <table:table-cell office:value-type="float" office:value="12.75" calcext:value-type="float">
            <text:p>12.750</text:p>
          </table:table-cell>
          <table:table-cell office:value-type="float" office:value="12.77" calcext:value-type="float">
            <text:p>12.770</text:p>
          </table:table-cell>
          <table:table-cell office:value-type="float" office:value="12.83" calcext:value-type="float">
            <text:p>12.830</text:p>
          </table:table-cell>
          <table:table-cell office:value-type="float" office:value="12.95" calcext:value-type="float">
            <text:p>12.950</text:p>
          </table:table-cell>
          <table:table-cell office:value-type="float" office:value="14.34" calcext:value-type="float">
            <text:p>14.340</text:p>
          </table:table-cell>
          <table:table-cell office:value-type="float" office:value="13.15" calcext:value-type="float">
            <text:p>13.150</text:p>
          </table:table-cell>
          <table:table-cell office:value-type="float" office:value="15.22" calcext:value-type="float">
            <text:p>15.220</text:p>
          </table:table-cell>
          <table:table-cell table:formula="of:=MEDIAN([.B28:.K28])" office:value-type="float" office:value="12.86" calcext:value-type="float">
            <text:p>12.86</text:p>
          </table:table-cell>
          <table:table-cell table:formula="of:=AVERAGE([.B28:.K28])" office:value-type="float" office:value="13.236" calcext:value-type="float">
            <text:p>13.24</text:p>
          </table:table-cell>
          <table:table-cell table:formula="of:=[.M8]/[.M28]" office:value-type="float" office:value="0.304925959504382" calcext:value-type="float">
            <text:p>0.30</text:p>
          </table:table-cell>
          <table:table-cell table:formula="of:=[.N28]/2" office:value-type="float" office:value="0.152462979752191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-25x25</text:p>
          </table:table-cell>
          <table:table-cell office:value-type="float" office:value="0.39" calcext:value-type="float">
            <text:p>0.390</text:p>
          </table:table-cell>
          <table:table-cell office:value-type="float" office:value="0.4" calcext:value-type="float">
            <text:p>0.400</text:p>
          </table:table-cell>
          <table:table-cell table:number-columns-repeated="2" office:value-type="float" office:value="0.38" calcext:value-type="float">
            <text:p>0.380</text:p>
          </table:table-cell>
          <table:table-cell office:value-type="float" office:value="0.39" calcext:value-type="float">
            <text:p>0.390</text:p>
          </table:table-cell>
          <table:table-cell office:value-type="float" office:value="0.4" calcext:value-type="float">
            <text:p>0.400</text:p>
          </table:table-cell>
          <table:table-cell office:value-type="float" office:value="0.39" calcext:value-type="float">
            <text:p>0.390</text:p>
          </table:table-cell>
          <table:table-cell office:value-type="float" office:value="0.38" calcext:value-type="float">
            <text:p>0.380</text:p>
          </table:table-cell>
          <table:table-cell office:value-type="float" office:value="0.39" calcext:value-type="float">
            <text:p>0.390</text:p>
          </table:table-cell>
          <table:table-cell office:value-type="float" office:value="0.38" calcext:value-type="float">
            <text:p>0.380</text:p>
          </table:table-cell>
          <table:table-cell table:formula="of:=MEDIAN([.B29:.K29])" office:value-type="float" office:value="0.39" calcext:value-type="float">
            <text:p>0.39</text:p>
          </table:table-cell>
          <table:table-cell table:formula="of:=AVERAGE([.B29:.K29])" office:value-type="float" office:value="0.388" calcext:value-type="float">
            <text:p>0.39</text:p>
          </table:table-cell>
          <table:table-cell table:formula="of:=[.M9]/[.M29]" office:value-type="float" office:value="5.4819587628866" calcext:value-type="float">
            <text:p>5.48</text:p>
          </table:table-cell>
          <table:table-cell table:formula="of:=[.N29]/2" office:value-type="float" office:value="2.7409793814433" calcext:value-type="float">
            <text:p>2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-worstcase</text:p>
          </table:table-cell>
          <table:table-cell office:value-type="float" office:value="2.37" calcext:value-type="float">
            <text:p>2.370</text:p>
          </table:table-cell>
          <table:table-cell office:value-type="float" office:value="2.35" calcext:value-type="float">
            <text:p>2.350</text:p>
          </table:table-cell>
          <table:table-cell table:number-columns-repeated="2" office:value-type="float" office:value="2.36" calcext:value-type="float">
            <text:p>2.360</text:p>
          </table:table-cell>
          <table:table-cell office:value-type="float" office:value="2.32" calcext:value-type="float">
            <text:p>2.320</text:p>
          </table:table-cell>
          <table:table-cell office:value-type="float" office:value="2.36" calcext:value-type="float">
            <text:p>2.360</text:p>
          </table:table-cell>
          <table:table-cell office:value-type="float" office:value="2.47" calcext:value-type="float">
            <text:p>2.470</text:p>
          </table:table-cell>
          <table:table-cell office:value-type="float" office:value="2.39" calcext:value-type="float">
            <text:p>2.390</text:p>
          </table:table-cell>
          <table:table-cell table:number-columns-repeated="2" office:value-type="float" office:value="2.44" calcext:value-type="float">
            <text:p>2.440</text:p>
          </table:table-cell>
          <table:table-cell table:formula="of:=MEDIAN([.B30:.K30])" office:value-type="float" office:value="2.365" calcext:value-type="float">
            <text:p>2.37</text:p>
          </table:table-cell>
          <table:table-cell table:formula="of:=AVERAGE([.B30:.K30])" office:value-type="float" office:value="2.386" calcext:value-type="float">
            <text:p>2.39</text:p>
          </table:table-cell>
          <table:table-cell table:formula="of:=[.M10]/[.M30]" office:value-type="float" office:value="3.30804694048617" calcext:value-type="float">
            <text:p>3.31</text:p>
          </table:table-cell>
          <table:table-cell table:formula="of:=[.N30]/2" office:value-type="float" office:value="1.65402347024308" calcext:value-type="float">
            <text:p>1.6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4"/>
          <table:table-cell table:number-columns-repeated="4"/>
        </table:table-row>
        <table:table-row table:style-name="ro1">
          <table:table-cell office:value-type="string" calcext:value-type="string">
            <text:p>16x16nosol</text:p>
          </table:table-cell>
          <table:table-cell table:style-name="Default" table:number-columns-repeated="2"/>
          <table:table-cell table:style-name="Default" office:value-type="string" calcext:value-type="string">
            <text:p>Median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peedup</text:p>
          </table:table-cell>
          <table:table-cell table:style-name="Default" office:value-type="string" calcext:value-type="string">
            <text:p>Efficiency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serial</text:p>
          </table:table-cell>
          <table:table-cell table:style-name="Default" office:value-type="float" office:value="282.37" calcext:value-type="float">
            <text:p>282.37</text:p>
          </table:table-cell>
          <table:table-cell table:style-name="Default" office:value-type="float" office:value="274.33" calcext:value-type="float">
            <text:p>274.33</text:p>
          </table:table-cell>
          <table:table-cell table:style-name="Default" table:formula="of:=MEDIAN([.B33:.C33])" office:value-type="float" office:value="278.35" calcext:value-type="float">
            <text:p>278.35</text:p>
          </table:table-cell>
          <table:table-cell table:style-name="Default" table:formula="of:=AVERAGE([.B33:.C33])" office:value-type="float" office:value="278.35" calcext:value-type="float">
            <text:p>278.35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Default" office:value-type="float" office:value="12.05" calcext:value-type="float">
            <text:p>12.05</text:p>
          </table:table-cell>
          <table:table-cell table:style-name="Default" office:value-type="float" office:value="11.47" calcext:value-type="float">
            <text:p>11.47</text:p>
          </table:table-cell>
          <table:table-cell table:style-name="Default" table:formula="of:=MEDIAN([.B34:.C34])" office:value-type="float" office:value="11.76" calcext:value-type="float">
            <text:p>11.76</text:p>
          </table:table-cell>
          <table:table-cell table:style-name="Default" table:formula="of:=AVERAGE([.B34:.C34])" office:value-type="float" office:value="11.76" calcext:value-type="float">
            <text:p>11.76</text:p>
          </table:table-cell>
          <table:table-cell table:style-name="ce2" table:formula="of:=[.E33]/[.E34]" office:value-type="float" office:value="23.6692176870748" calcext:value-type="float">
            <text:p>23.67</text:p>
          </table:table-cell>
          <table:table-cell table:style-name="ce2" table:formula="of:=[.F34]/16" office:value-type="float" office:value="1.47932610544218" calcext:value-type="float">
            <text:p>1.48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float" office:value="9.22" calcext:value-type="float">
            <text:p>9.22</text:p>
          </table:table-cell>
          <table:table-cell table:style-name="Default" office:value-type="float" office:value="9.71" calcext:value-type="float">
            <text:p>9.71</text:p>
          </table:table-cell>
          <table:table-cell table:style-name="Default" table:formula="of:=MEDIAN([.B35:.C35])" office:value-type="float" office:value="9.465" calcext:value-type="float">
            <text:p>9.465</text:p>
          </table:table-cell>
          <table:table-cell table:style-name="Default" table:formula="of:=AVERAGE([.B35:.C35])" office:value-type="float" office:value="9.465" calcext:value-type="float">
            <text:p>9.465</text:p>
          </table:table-cell>
          <table:table-cell table:style-name="ce2" table:formula="of:=[.E33]/[.E35]" office:value-type="float" office:value="29.4083465398838" calcext:value-type="float">
            <text:p>29.41</text:p>
          </table:table-cell>
          <table:table-cell table:style-name="ce2" table:formula="of:=[.F35]/16" office:value-type="float" office:value="1.83802165874274" calcext:value-type="float">
            <text:p>1.84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95.06" calcext:value-type="float">
            <text:p>95.06</text:p>
          </table:table-cell>
          <table:table-cell table:style-name="Default" office:value-type="float" office:value="95.13" calcext:value-type="float">
            <text:p>95.13</text:p>
          </table:table-cell>
          <table:table-cell table:style-name="Default" table:formula="of:=MEDIAN([.B36:.C36])" office:value-type="float" office:value="95.095" calcext:value-type="float">
            <text:p>95.095</text:p>
          </table:table-cell>
          <table:table-cell table:style-name="Default" table:formula="of:=AVERAGE([.B36:.C36])" office:value-type="float" office:value="95.095" calcext:value-type="float">
            <text:p>95.095</text:p>
          </table:table-cell>
          <table:table-cell table:style-name="ce2" table:formula="of:=[.E33]/[.E36]" office:value-type="float" office:value="2.92707292707293" calcext:value-type="float">
            <text:p>2.93</text:p>
          </table:table-cell>
          <table:table-cell table:style-name="ce2" table:formula="of:=[.F36]/4" office:value-type="float" office:value="0.731768231768232" calcext:value-type="float">
            <text:p>0.73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float" office:value="190.33" calcext:value-type="float">
            <text:p>190.33</text:p>
          </table:table-cell>
          <table:table-cell table:style-name="Default" office:value-type="float" office:value="190.11" calcext:value-type="float">
            <text:p>190.11</text:p>
          </table:table-cell>
          <table:table-cell table:style-name="Default" table:formula="of:=MEDIAN([.B37:.C37])" office:value-type="float" office:value="190.22" calcext:value-type="float">
            <text:p>190.22</text:p>
          </table:table-cell>
          <table:table-cell table:style-name="Default" table:formula="of:=AVERAGE([.B37:.C37])" office:value-type="float" office:value="190.22" calcext:value-type="float">
            <text:p>190.22</text:p>
          </table:table-cell>
          <table:table-cell table:style-name="ce2" table:formula="of:=[.E33]/[.E37]" office:value-type="float" office:value="1.463305646094" calcext:value-type="float">
            <text:p>1.46</text:p>
          </table:table-cell>
          <table:table-cell table:style-name="ce2" table:formula="of:=[.F37]/2" office:value-type="float" office:value="0.731652823046998" calcext:value-type="float">
            <text:p>0.73</text:p>
          </table:table-cell>
          <table:table-cell table:style-name="Default" table:number-columns-repeated="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Ubuntu" style:font-family-asian="Ubuntu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 style:data-style-name="N2" text:time-value="21:09:34.673215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20:53:07.933608160</meta:creation-date>
    <dc:date>2018-05-18T23:17:46.730372727</dc:date>
    <meta:editing-duration>PT17M17S</meta:editing-duration>
    <meta:editing-cycles>3</meta:editing-cycles>
    <meta:generator>LibreOffice/6.0.4.2$Linux_X86_64 LibreOffice_project/00m0$Build-2</meta:generator>
    <meta:document-statistic meta:table-count="1" meta:cell-count="440" meta:object-count="0"/>
  </office:meta>
</office:document-meta>
</file>